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Square" draw:marker-start-width="0.305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Square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5cm" fo:min-width="7.35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16pt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16pt" style:font-size-asian="24pt" style:font-size-complex="24pt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14pt" style:font-size-asian="14pt" style:font-size-complex="14pt"/>
    </style:style>
    <style:style style:name="P5" style:family="paragraph">
      <style:paragraph-properties style:writing-mode="lr-tb"/>
      <style:text-properties fo:font-family="'Liberation Sans'" style:font-family-generic="swiss" style:font-pitch="variable"/>
    </style:style>
    <style:style style:name="P6" style:family="paragraph">
      <style:paragraph-properties fo:text-align="center" style:writing-mode="lr-tb"/>
      <style:text-properties style:use-window-font-color="true" fo:font-family="'Liberation Sans'" style:font-family-generic="swiss" style:font-pitch="variable" fo:font-size="14pt" style:font-size-asian="14pt" style:font-size-complex="14pt"/>
    </style:style>
    <style:style style:name="P7" style:family="paragraph">
      <style:paragraph-properties style:writing-mode="lr-tb"/>
      <style:text-properties style:use-window-font-color="true" fo:font-family="'Liberation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family-complex="'HP Simplified'" style:font-family-generic-complex="swiss" style:font-pitch-complex="variable" style:font-size-complex="16pt" style:font-style-complex="normal" style:font-weight-complex="normal"/>
    </style:style>
    <style:style style:name="T2" style:family="text"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family-complex="'HP Simplified'" style:font-family-generic-complex="swiss" style:font-pitch-complex="variable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fo:font-size="14pt" style:font-size-asian="14pt" style:font-size-complex="14pt"/>
    </style:style>
    <style:style style:name="T5" style:family="text">
      <style:text-properties style:use-window-font-color="true" style:text-line-through-style="none" fo:font-size="14pt" fo:letter-spacing="normal" fo:font-style="italic" style:text-underline-style="none" fo:font-weight="normal" style:font-size-asian="14pt" style:font-style-asian="italic" style:font-weight-asian="normal" style:font-family-complex="'HP Simplified'" style:font-family-generic-complex="swiss" style:font-pitch-complex="variable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466cm" svg:y1="3.351cm" svg:x2="9.466cm" svg:y2="17.24cm">
          <text:p/>
        </draw:line>
        <draw:line draw:style-name="gr1" draw:text-style-name="P1" draw:layer="layout" svg:x1="19.198cm" svg:y1="3.31cm" svg:x2="19.198cm" svg:y2="17.199cm">
          <text:p/>
        </draw:line>
        <draw:custom-shape draw:style-name="gr2" draw:text-style-name="P3" draw:layer="layout" svg:width="9.69cm" svg:height="1.051cm" svg:x="4.745cm" svg:y="2.3cm">
          <text:p text:style-name="P2"><text:span text:style-name="T1">Baremetal Compute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708cm" svg:height="1.052cm" svg:x="16.174cm" svg:y="2.299cm">
          <text:p text:style-name="P2"><text:span text:style-name="T1">Baremetal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02cm" svg:y1="4.362cm" svg:x2="19.088cm" svg:y2="4.362cm">
          <text:p text:style-name="P2"><text:span text:style-name="T2">DHCP Request</text:span><text:span text:style-name="T3"><text:line-break/></text:span><text:span text:style-name="T3"/></text:p>
        </draw:line>
        <draw:line draw:style-name="gr4" draw:text-style-name="P4" draw:layer="layout" svg:x1="9.465cm" svg:y1="8.928cm" svg:x2="18.658cm" svg:y2="8.928cm">
          <text:p text:style-name="P2"><text:span text:style-name="T2">Discovery Image (*)</text:span><text:span text:style-name="T3"><text:line-break/></text:span><text:span text:style-name="T3"/></text:p>
        </draw:line>
        <draw:line draw:style-name="gr3" draw:text-style-name="P4" draw:layer="layout" svg:x1="10.219cm" svg:y1="10.332cm" svg:x2="19.205cm" svg:y2="10.332cm">
          <text:p text:style-name="P2"><text:span text:style-name="T2">HW Info sent back</text:span><text:span text:style-name="T3"><text:line-break/></text:span><text:span text:style-name="T3"/></text:p>
        </draw:line>
        <draw:line draw:style-name="gr4" draw:text-style-name="P4" draw:layer="layout" svg:x1="19.198cm" svg:y1="15.29cm" svg:x2="27.178cm" svg:y2="15.16cm">
          <text:p text:style-name="P2"><text:span text:style-name="T2">Node remains powered</text:span></text:p>
          <text:p text:style-name="P2"><text:span text:style-name="T2">Off until the baremetal</text:span></text:p>
          <text:p text:style-name="P2"><text:span text:style-name="T2">Driver utilizes it.</text:span></text:p>
          <text:p text:style-name="P2"><text:span text:style-name="T3"><text:line-break/></text:span><text:span text:style-name="T3"/></text:p>
          <text:p text:style-name="P2"><text:span text:style-name="T3"/></text:p>
        </draw:line>
        <draw:line draw:style-name="gr5" draw:text-style-name="P6" draw:layer="layout" svg:x1="13.341cm" svg:y1="12.426cm" svg:x2="19.205cm" svg:y2="12.45cm">
          <text:p text:style-name="P5"><text:span text:style-name="T2">Node powers off</text:span></text:p>
          <text:p text:style-name="P2"><text:span text:style-name="T4"/></text:p>
        </draw:line>
        <draw:line draw:style-name="gr6" draw:text-style-name="P4" draw:layer="layout" svg:x1="1.564cm" svg:y1="6.122cm" svg:x2="9.466cm" svg:y2="6.122cm">
          <text:p text:style-name="P2"><text:span text:style-name="T2">Check Baremetal DB</text:span></text:p>
          <text:p text:style-name="P2"><text:span text:style-name="T2">For MAC address</text:span><text:span text:style-name="T3"><text:line-break/></text:span><text:span text:style-name="T3"><text:line-break/></text:span><text:span text:style-name="T3"/></text:p>
        </draw:line>
        <draw:frame draw:style-name="gr7" draw:text-style-name="P7" draw:layer="layout" svg:width="7.859cm" svg:height="3.065cm" svg:x="1.27cm" svg:y="14.049cm">
          <draw:text-box>
            <text:p text:style-name="P5"><text:span text:style-name="T5">(*) discovery image</text:span></text:p>
            <text:p text:style-name="P5"><text:span text:style-name="T5">Should be customized</text:span></text:p>
            <text:p text:style-name="P5"><text:span text:style-name="T5">To include your hardware</text:span></text:p>
            <text:p text:style-name="P5"><text:span text:style-name="T5">drivers</text:span></text:p>
          </draw:text-box>
        </draw:frame>
        <draw:line draw:style-name="gr6" draw:text-style-name="P4" draw:layer="layout" svg:x1="1.564cm" svg:y1="7.883cm" svg:x2="9.466cm" svg:y2="7.883cm">
          <text:p text:style-name="P2"><text:span text:style-name="T2">MAC not found;</text:span></text:p>
          <text:p text:style-name="P2"><text:span text:style-name="T2">Serve discovery image</text:span><text:span text:style-name="T3"><text:line-break/></text:span><text:span text:style-name="T3"><text:line-break/></text:span><text:span text:style-name="T3"/></text:p>
        </draw:line>
        <draw:line draw:style-name="gr6" draw:text-style-name="P4" draw:layer="layout" svg:x1="3.502cm" svg:y1="11.866cm" svg:x2="9.466cm" svg:y2="11.866cm">
          <text:p text:style-name="P2"><text:span text:style-name="T2">Node enrolled in</text:span></text:p>
          <text:p text:style-name="P2"><text:span text:style-name="T2">baremetal cloud</text:span><text:span text:style-name="T3"><text:line-break/></text:span><text:span text:style-name="T3"/></text:p>
          <text:p text:style-name="P2"><text:span text:style-name="T3"/></text:p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vananda Veen</meta:initial-creator>
    <meta:creation-date>2013-03-13T14:42:15</meta:creation-date>
    <dc:date>2013-03-13T14:47:00</dc:date>
    <dc:creator>Devananda Veen</dc:creator>
    <meta:editing-duration>P0D</meta:editing-duration>
    <meta:editing-cycles>2</meta:editing-cycles>
    <meta:generator>LibreOffice/3.5$Linux_X86_64 LibreOffice_project/350m1$Build-2</meta:generator>
    <meta:document-statistic meta:object-count="36"/>
  </office:meta>
</office:document-meta>
</file>